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1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2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0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0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9-0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9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3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0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1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1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55733333333" calcext:value-type="float">
            <text:p>1.8345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820980645161" calcext:value-type="float">
            <text:p>1.9982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45470967742" calcext:value-type="float">
            <text:p>2.2124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1624" calcext:value-type="float">
            <text:p>2.23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78219354839" calcext:value-type="float">
            <text:p>2.5097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5624" calcext:value-type="float">
            <text:p>2.39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86529032258" calcext:value-type="float">
            <text:p>2.2528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10787096774" calcext:value-type="float">
            <text:p>2.0921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1616" calcext:value-type="float">
            <text:p>2.00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29341935484" calcext:value-type="float">
            <text:p>1.782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70424" calcext:value-type="float">
            <text:p>1.7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977010526316" calcext:value-type="float">
            <text:p>1.649770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14317241379" calcext:value-type="float">
            <text:p>1.77614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19432258065" calcext:value-type="float">
            <text:p>1.9111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88516129032" calcext:value-type="float">
            <text:p>2.1168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9536" calcext:value-type="float">
            <text:p>2.3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756077419355" calcext:value-type="float">
            <text:p>2.827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40088888889" calcext:value-type="float">
            <text:p>2.68540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30477419355" calcext:value-type="float">
            <text:p>2.3033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08903225806" calcext:value-type="float">
            <text:p>1.9290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8168" calcext:value-type="float">
            <text:p>1.93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851638709677" calcext:value-type="float">
            <text:p>1.9685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2344" calcext:value-type="float">
            <text:p>1.92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51819354839" calcext:value-type="float">
            <text:p>1.921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13057142857" calcext:value-type="float">
            <text:p>1.86113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32774193548" calcext:value-type="float">
            <text:p>2.4133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0848" calcext:value-type="float">
            <text:p>2.68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9688" calcext:value-type="float">
            <text:p>3.0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65192" calcext:value-type="float">
            <text:p>3.03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92103225807" calcext:value-type="float">
            <text:p>2.8709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38890322581" calcext:value-type="float">
            <text:p>2.5093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9976" calcext:value-type="float">
            <text:p>2.21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31432258065" calcext:value-type="float">
            <text:p>2.1093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46952" calcext:value-type="float">
            <text:p>1.9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90090322581" calcext:value-type="float">
            <text:p>2.0339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36903225806" calcext:value-type="float">
            <text:p>2.6453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810425806452" calcext:value-type="float">
            <text:p>2.9481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74" calcext:value-type="float">
            <text:p>2.99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568077419355" calcext:value-type="float">
            <text:p>3.0256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9952" calcext:value-type="float">
            <text:p>2.90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019251612903" calcext:value-type="float">
            <text:p>2.7201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95019354839" calcext:value-type="float">
            <text:p>2.3299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51952" calcext:value-type="float">
            <text:p>2.0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90916129032" calcext:value-type="float">
            <text:p>1.9279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3624" calcext:value-type="float">
            <text:p>2.0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15724137931" calcext:value-type="float">
            <text:p>2.21715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78685714286" calcext:value-type="float">
            <text:p>2.3767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74890322581" calcext:value-type="float">
            <text:p>2.3417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81341935484" calcext:value-type="float">
            <text:p>2.8948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5392" calcext:value-type="float">
            <text:p>3.06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31483870968" calcext:value-type="float">
            <text:p>2.912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612" calcext:value-type="float">
            <text:p>2.6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44541935484" calcext:value-type="float">
            <text:p>2.2364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85729032258" calcext:value-type="float">
            <text:p>2.1888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8064" calcext:value-type="float">
            <text:p>2.1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55148387097" calcext:value-type="float">
            <text:p>2.0895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43767741935" calcext:value-type="float">
            <text:p>2.0024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13103448276" calcext:value-type="float">
            <text:p>2.16513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72490322581" calcext:value-type="float">
            <text:p>2.149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37651612903" calcext:value-type="float">
            <text:p>2.2873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192" calcext:value-type="float">
            <text:p>2.8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320516129032" calcext:value-type="float">
            <text:p>3.1532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15384" calcext:value-type="float">
            <text:p>2.96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10924137931" calcext:value-type="float">
            <text:p>2.59510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69323076923" calcext:value-type="float">
            <text:p>2.32269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75056" calcext:value-type="float">
            <text:p>2.5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11896774194" calcext:value-type="float">
            <text:p>2.4021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4004" calcext:value-type="float">
            <text:p>2.06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068490322581" calcext:value-type="float">
            <text:p>2.2106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247257142857" calcext:value-type="float">
            <text:p>2.6924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863070967742" calcext:value-type="float">
            <text:p>2.8586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1536" calcext:value-type="float">
            <text:p>3.08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978" calcext:value-type="float">
            <text:p>3.252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06544516129" calcext:value-type="float">
            <text:p>3.220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90208" calcext:value-type="float">
            <text:p>3.18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15974193548" calcext:value-type="float">
            <text:p>2.9741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810477419355" calcext:value-type="float">
            <text:p>2.6081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788" calcext:value-type="float">
            <text:p>2.1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19690322581" calcext:value-type="float">
            <text:p>2.1161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612" calcext:value-type="float">
            <text:p>1.97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06038709677" calcext:value-type="float">
            <text:p>2.1300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91342857143" calcext:value-type="float">
            <text:p>2.30091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6944516129" calcext:value-type="float">
            <text:p>2.397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363406451613" calcext:value-type="float">
            <text:p>2.5536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46" calcext:value-type="float">
            <text:p>2.79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94606451613" calcext:value-type="float">
            <text:p>2.7639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29304" calcext:value-type="float">
            <text:p>2.92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545574193548" calcext:value-type="float">
            <text:p>2.6754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56593548387" calcext:value-type="float">
            <text:p>2.8565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4904" calcext:value-type="float">
            <text:p>2.45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0072" calcext:value-type="float">
            <text:p>2.4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219380645161" calcext:value-type="float">
            <text:p>2.6321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38857142857" calcext:value-type="float">
            <text:p>2.7823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99406451613" calcext:value-type="float">
            <text:p>3.1479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722425806452" calcext:value-type="float">
            <text:p>3.5272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428" calcext:value-type="float">
            <text:p>3.67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15174193548" calcext:value-type="float">
            <text:p>3.6721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49152" calcext:value-type="float">
            <text:p>3.6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83380645161" calcext:value-type="float">
            <text:p>3.561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84335483871" calcext:value-type="float">
            <text:p>3.3678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42152" calcext:value-type="float">
            <text:p>3.14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51896774194" calcext:value-type="float">
            <text:p>2.9355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06552" calcext:value-type="float">
            <text:p>2.60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53955555556" calcext:value-type="float">
            <text:p>2.35553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46565517241" calcext:value-type="float">
            <text:p>2.46446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55019354839" calcext:value-type="float">
            <text:p>2.5585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67096774194" calcext:value-type="float">
            <text:p>2.627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9928" calcext:value-type="float">
            <text:p>3.34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58064516129" calcext:value-type="float">
            <text:p>3.453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10424" calcext:value-type="float">
            <text:p>3.3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555648" calcext:value-type="float">
            <text:p>3.065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496" calcext:value-type="float">
            <text:p>2.5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9992" calcext:value-type="float">
            <text:p>2.55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03019354839" calcext:value-type="float">
            <text:p>2.2080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3088" calcext:value-type="float">
            <text:p>2.3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85625806452" calcext:value-type="float">
            <text:p>2.4878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31571428571" calcext:value-type="float">
            <text:p>3.07031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49187096774" calcext:value-type="float">
            <text:p>3.2594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15741935484" calcext:value-type="float">
            <text:p>3.3611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4144" calcext:value-type="float">
            <text:p>3.49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53264516129" calcext:value-type="float">
            <text:p>3.4505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8056" calcext:value-type="float">
            <text:p>3.34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83432258065" calcext:value-type="float">
            <text:p>3.2218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33161290323" calcext:value-type="float">
            <text:p>2.911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9152" calcext:value-type="float">
            <text:p>2.5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08619354839" calcext:value-type="float">
            <text:p>2.2750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8208" calcext:value-type="float">
            <text:p>2.2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576283870968" calcext:value-type="float">
            <text:p>2.3057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27314285714" calcext:value-type="float">
            <text:p>2.2942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25703225806" calcext:value-type="float">
            <text:p>2.5112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76412903226" calcext:value-type="float">
            <text:p>2.598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54123076923" calcext:value-type="float">
            <text:p>2.630541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595277419355" calcext:value-type="float">
            <text:p>2.9159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763917241379" calcext:value-type="float">
            <text:p>3.07763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469238709677" calcext:value-type="float">
            <text:p>2.6146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2312" calcext:value-type="float">
            <text:p>2.3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78537931034" calcext:value-type="float">
            <text:p>2.18478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348" calcext:value-type="float">
            <text:p>2.4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04916129032" calcext:value-type="float">
            <text:p>2.6670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155" calcext:value-type="float">
            <text:p>2.764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5108" calcext:value-type="float">
            <text:p>3.172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881767741936" calcext:value-type="float">
            <text:p>3.5188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5272" calcext:value-type="float">
            <text:p>3.6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895058064516" calcext:value-type="float">
            <text:p>3.5989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57944" calcext:value-type="float">
            <text:p>3.48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61677419355" calcext:value-type="float">
            <text:p>3.2756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018222222222" calcext:value-type="float">
            <text:p>3.01018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40892" calcext:value-type="float">
            <text:p>2.64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14258064516" calcext:value-type="float">
            <text:p>2.4681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2512" calcext:value-type="float">
            <text:p>2.28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4255483871" calcext:value-type="float">
            <text:p>2.372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542565517241" calcext:value-type="float">
            <text:p>2.52542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24141935484" calcext:value-type="float">
            <text:p>2.8902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94890322581" calcext:value-type="float">
            <text:p>3.1799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27485714286" calcext:value-type="float">
            <text:p>3.6142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5324137931" calcext:value-type="float">
            <text:p>3.5635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633182608696" calcext:value-type="float">
            <text:p>3.516331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75777777778" calcext:value-type="float">
            <text:p>3.36775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43448" calcext:value-type="float">
            <text:p>3.11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1344" calcext:value-type="float">
            <text:p>2.9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17935483871" calcext:value-type="float">
            <text:p>2.627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7724" calcext:value-type="float">
            <text:p>2.420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37806451613" calcext:value-type="float">
            <text:p>2.410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785557142857" calcext:value-type="float">
            <text:p>2.32785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47212903226" calcext:value-type="float">
            <text:p>2.1674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714206451613" calcext:value-type="float">
            <text:p>2.4271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383393103448" calcext:value-type="float">
            <text:p>2.53383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11251612903" calcext:value-type="float">
            <text:p>2.8421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76872" calcext:value-type="float">
            <text:p>3.23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340748387097" calcext:value-type="float">
            <text:p>3.2234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25741935484" calcext:value-type="float">
            <text:p>3.0182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7964" calcext:value-type="float">
            <text:p>2.73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33470967742" calcext:value-type="float">
            <text:p>2.3953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37004" calcext:value-type="float">
            <text:p>2.73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16206451613" calcext:value-type="float">
            <text:p>2.5871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915242857143" calcext:value-type="float">
            <text:p>2.68915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224516129032" calcext:value-type="float">
            <text:p>3.092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228516129032" calcext:value-type="float">
            <text:p>3.4122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42324" calcext:value-type="float">
            <text:p>3.434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25987096774" calcext:value-type="float">
            <text:p>3.3082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20764" calcext:value-type="float">
            <text:p>3.202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61935483871" calcext:value-type="float">
            <text:p>3.099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84055172414" calcext:value-type="float">
            <text:p>2.87584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83792" calcext:value-type="float">
            <text:p>2.67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344038709677" calcext:value-type="float">
            <text:p>2.5034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242" calcext:value-type="float">
            <text:p>2.317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36012903226" calcext:value-type="float">
            <text:p>2.4143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33414285714" calcext:value-type="float">
            <text:p>2.40133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501380645161" calcext:value-type="float">
            <text:p>2.3350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1395862069" calcext:value-type="float">
            <text:p>2.5751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79824" calcext:value-type="float">
            <text:p>2.95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48129032258" calcext:value-type="float">
            <text:p>3.3714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41312" calcext:value-type="float">
            <text:p>3.23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26374193548" calcext:value-type="float">
            <text:p>3.0442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64220689655" calcext:value-type="float">
            <text:p>2.69464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8552" calcext:value-type="float">
            <text:p>2.4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20232258064" calcext:value-type="float">
            <text:p>2.3562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1532" calcext:value-type="float">
            <text:p>2.521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54748387097" calcext:value-type="float">
            <text:p>2.4385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985627586207" calcext:value-type="float">
            <text:p>2.44985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780412903226" calcext:value-type="float">
            <text:p>2.537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844256" calcext:value-type="float">
            <text:p>2.748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70372" calcext:value-type="float">
            <text:p>3.117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177651612903" calcext:value-type="float">
            <text:p>3.2017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9316" calcext:value-type="float">
            <text:p>3.084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628825806452" calcext:value-type="float">
            <text:p>2.8962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385070967742" calcext:value-type="float">
            <text:p>2.7138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81432258064" calcext:value-type="float">
            <text:p>2.2998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1004" calcext:value-type="float">
            <text:p>2.505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628" calcext:value-type="float">
            <text:p>2.496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79357142857" calcext:value-type="float">
            <text:p>2.59379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089806451613" calcext:value-type="float">
            <text:p>2.760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44971428571" calcext:value-type="float">
            <text:p>2.9994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10096" calcext:value-type="float">
            <text:p>3.2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56580645161" calcext:value-type="float">
            <text:p>3.3225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40672" calcext:value-type="float">
            <text:p>3.48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2975483871" calcext:value-type="float">
            <text:p>3.253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24438709677" calcext:value-type="float">
            <text:p>2.8402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5068" calcext:value-type="float">
            <text:p>2.50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77751724138" calcext:value-type="float">
            <text:p>2.39777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939457142857" calcext:value-type="float">
            <text:p>2.4493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18464516129" calcext:value-type="float">
            <text:p>2.5711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82885714286" calcext:value-type="float">
            <text:p>2.7128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297419354839" calcext:value-type="float">
            <text:p>2.902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51509677419" calcext:value-type="float">
            <text:p>2.8185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8776" calcext:value-type="float">
            <text:p>3.54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93032258064" calcext:value-type="float">
            <text:p>3.6089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60504" calcext:value-type="float">
            <text:p>3.7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26864516129" calcext:value-type="float">
            <text:p>3.624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89470967742" calcext:value-type="float">
            <text:p>3.4468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7444" calcext:value-type="float">
            <text:p>3.212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09470967742" calcext:value-type="float">
            <text:p>3.1420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71476923077" calcext:value-type="float">
            <text:p>2.84671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797432258064" calcext:value-type="float">
            <text:p>2.8179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81857142857" calcext:value-type="float">
            <text:p>3.17481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092296774194" calcext:value-type="float">
            <text:p>3.5009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94425806452" calcext:value-type="float">
            <text:p>3.5729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8278" calcext:value-type="float">
            <text:p>3.748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15341935484" calcext:value-type="float">
            <text:p>3.7101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2552" calcext:value-type="float">
            <text:p>3.59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071496774194" calcext:value-type="float">
            <text:p>3.3607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794219354839" calcext:value-type="float">
            <text:p>3.0279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9" calcext:value-type="float">
            <text:p>2.7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588" calcext:value-type="float">
            <text:p>2.4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61" calcext:value-type="float">
            <text:p>3.0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210088391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70" meta:object-count="0"/>
    <meta:user-defined meta:name="AppVersion">3.0</meta:user-defined>
  </office:meta>
</office:document-meta>
</file>